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HK" svg:font-family="'Noto Sans Mono CJK HK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af00db"/>
    </style:style>
    <style:style style:name="T2" style:family="text">
      <style:text-properties fo:color="#000000" style:font-name="Droid Sans Mono" fo:font-size="10.5pt" fo:font-weight="normal" fo:background-color="#ffffff" loext:char-shading-value="0"/>
    </style:style>
    <style:style style:name="T3" style:family="text">
      <style:text-properties fo:color="#001080"/>
    </style:style>
    <style:style style:name="T4" style:family="text">
      <style:text-properties fo:color="#0000ff"/>
    </style:style>
    <style:style style:name="T5" style:family="text">
      <style:text-properties fo:color="#008000"/>
    </style:style>
    <style:style style:name="T6" style:family="text">
      <style:text-properties fo:color="#008000" style:font-name="Droid Sans Mono" fo:font-size="10.5pt" fo:font-weight="normal" fo:background-color="#ffffff" loext:char-shading-value="0"/>
    </style:style>
    <style:style style:name="T7" style:family="text">
      <style:text-properties fo:color="#098658"/>
    </style:style>
    <style:style style:name="T8" style:family="text">
      <style:text-properties fo:color="#098658" style:font-name="Droid Sans Mono" fo:font-size="10.5pt" fo:font-weight="normal" fo:background-color="#ffffff" loext:char-shading-value="0"/>
    </style:style>
    <style:style style:name="T9" style:family="text">
      <style:text-properties fo:color="#a31515"/>
    </style:style>
    <style:style style:name="T10" style:family="text">
      <style:text-properties fo:color="#795e26"/>
    </style:style>
    <style:style style:name="T11" style:family="text">
      <style:text-properties fo:color="#267f99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Droid Sans Mono" fo:font-size="10.5pt" fo:background-color="#ffffff" loext:char-shading-value="0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60579391520" text:id="ct94360579391520">
          <text:insertion>
            <office:change-info>
              <dc:creator>pendaurulang </dc:creator>
              <dc:date>2020-08-31T12:08:18</dc:date>
            </office:change-info>
          </text:insertion>
        </text:changed-region>
        <text:changed-region xml:id="ct94360579550912" text:id="ct94360579550912">
          <text:insertion>
            <office:change-info>
              <dc:creator>pendaurulang </dc:creator>
              <dc:date>2020-08-31T12:08:36</dc:date>
            </office:change-info>
          </text:insertion>
        </text:changed-region>
        <text:changed-region xml:id="ct94360595698176" text:id="ct94360595698176">
          <text:insertion>
            <office:change-info>
              <dc:creator>pendaurulang </dc:creator>
              <dc:date>2020-08-31T12:16:35</dc:date>
            </office:change-info>
          </text:insertion>
        </text:changed-region>
        <text:changed-region xml:id="ct94360575061632" text:id="ct94360575061632">
          <text:insertion>
            <office:change-info>
              <dc:creator>pendaurulang </dc:creator>
              <dc:date>2020-08-31T12:17:05</dc:date>
            </office:change-info>
          </text:insertion>
        </text:changed-region>
        <text:changed-region xml:id="ct94360557590752" text:id="ct94360557590752">
          <text:insertion>
            <office:change-info>
              <dc:creator>pendaurulang </dc:creator>
              <dc:date>2020-08-31T12:17:40</dc:date>
            </office:change-info>
          </text:insertion>
        </text:changed-region>
        <text:changed-region xml:id="ct94360593165728" text:id="ct94360593165728">
          <text:insertion>
            <office:change-info>
              <dc:creator>pendaurulang </dc:creator>
              <dc:date>2020-08-31T12:18:40</dc:date>
            </office:change-info>
          </text:insertion>
        </text:changed-region>
        <text:changed-region xml:id="ct94360595392272" text:id="ct94360595392272">
          <text:insertion>
            <office:change-info>
              <dc:creator>pendaurulang </dc:creator>
              <dc:date>2020-08-31T12:18:48</dc:date>
            </office:change-info>
          </text:insertion>
        </text:changed-region>
        <text:changed-region xml:id="ct94360584559888" text:id="ct94360584559888">
          <text:insertion>
            <office:change-info>
              <dc:creator>pendaurulang </dc:creator>
              <dc:date>2020-08-31T12:19:03</dc:date>
            </office:change-info>
          </text:insertion>
        </text:changed-region>
        <text:changed-region xml:id="ct94360584957952" text:id="ct94360584957952">
          <text:insertion>
            <office:change-info>
              <dc:creator>pendaurulang </dc:creator>
              <dc:date>2020-08-31T12:19:50</dc:date>
            </office:change-info>
          </text:insertion>
        </text:changed-region>
        <text:changed-region xml:id="ct94360558147088" text:id="ct94360558147088">
          <text:insertion>
            <office:change-info>
              <dc:creator>pendaurulang </dc:creator>
              <dc:date>2020-08-31T12:20:10</dc:date>
            </office:change-info>
          </text:insertion>
        </text:changed-region>
        <text:changed-region xml:id="ct94360596115536" text:id="ct94360596115536">
          <text:insertion>
            <office:change-info>
              <dc:creator>pendaurulang </dc:creator>
              <dc:date>2020-08-31T12:21:05</dc:date>
            </office:change-info>
          </text:insertion>
        </text:changed-region>
        <text:changed-region xml:id="ct94360594650816" text:id="ct94360594650816">
          <text:insertion>
            <office:change-info>
              <dc:creator>pendaurulang </dc:creator>
              <dc:date>2020-08-31T12:21:24</dc:date>
            </office:change-info>
          </text:insertion>
        </text:changed-region>
        <text:changed-region xml:id="ct94360595680800" text:id="ct94360595680800">
          <text:insertion>
            <office:change-info>
              <dc:creator>pendaurulang </dc:creator>
              <dc:date>2020-08-31T12:21:40</dc:date>
            </office:change-info>
          </text:insertion>
        </text:changed-region>
        <text:changed-region xml:id="ct94360596098208" text:id="ct94360596098208">
          <text:insertion>
            <office:change-info>
              <dc:creator>pendaurulang </dc:creator>
              <dc:date>2020-08-31T12:23:53</dc:date>
            </office:change-info>
          </text:insertion>
        </text:changed-region>
        <text:changed-region xml:id="ct94360595961104" text:id="ct94360595961104">
          <text:insertion>
            <office:change-info>
              <dc:creator>pendaurulang </dc:creator>
              <dc:date>2020-08-31T12:30:06</dc:date>
            </office:change-info>
          </text:insertion>
        </text:changed-region>
        <text:changed-region xml:id="ct94360596668016" text:id="ct94360596668016">
          <text:insertion>
            <office:change-info>
              <dc:creator>pendaurulang </dc:creator>
              <dc:date>2020-08-31T12:29:47</dc:date>
            </office:change-info>
          </text:insertion>
        </text:changed-region>
        <text:changed-region xml:id="ct94360596859408" text:id="ct94360596859408">
          <text:insertion>
            <office:change-info>
              <dc:creator>pendaurulang </dc:creator>
              <dc:date>2020-08-31T12:37:25</dc:date>
            </office:change-info>
          </text:insertion>
        </text:changed-region>
        <text:changed-region xml:id="ct94360556082912" text:id="ct94360556082912">
          <text:insertion>
            <office:change-info>
              <dc:creator>pendaurulang </dc:creator>
              <dc:date>2020-08-31T12:27:07</dc:date>
            </office:change-info>
          </text:insertion>
        </text:changed-region>
        <text:changed-region xml:id="ct94360596760384" text:id="ct94360596760384">
          <text:insertion>
            <office:change-info>
              <dc:creator>pendaurulang </dc:creator>
              <dc:date>2020-08-31T12:37:56</dc:date>
            </office:change-info>
          </text:insertion>
        </text:changed-region>
        <text:changed-region xml:id="ct94360596739072" text:id="ct94360596739072">
          <text:insertion>
            <office:change-info>
              <dc:creator>pendaurulang </dc:creator>
              <dc:date>2020-08-31T12:38:12</dc:date>
            </office:change-info>
          </text:insertion>
        </text:changed-region>
        <text:changed-region xml:id="ct94360596189696" text:id="ct94360596189696">
          <text:insertion>
            <office:change-info>
              <dc:creator>pendaurulang </dc:creator>
              <dc:date>2020-08-31T12:38:29</dc:date>
            </office:change-info>
          </text:insertion>
        </text:changed-region>
        <text:changed-region xml:id="ct94360595744816" text:id="ct94360595744816">
          <text:insertion>
            <office:change-info>
              <dc:creator>pendaurulang </dc:creator>
              <dc:date>2020-08-31T12:39:10</dc:date>
            </office:change-info>
          </text:insertion>
        </text:changed-region>
        <text:changed-region xml:id="ct94360596616816" text:id="ct94360596616816">
          <text:insertion>
            <office:change-info>
              <dc:creator>pendaurulang </dc:creator>
              <dc:date>2020-08-31T12:39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533_2849848800" loext:resolved="false"><dc:creator>pendaurulang </dc:creator><dc:date>2020-08-31T13:03:32.813624601</dc:date><loext:sender-initials>p</loext:sender-initials><text:p text:style-name="P6"><text:span text:style-name="T12">Pemanggilan Pustaka Tambahan</text:span></text:p></office:annotation><text:span text:style-name="T1">from</text:span> <text:span text:style-name="T3">__future__</text:span> <text:span text:style-name="T1">import</text:span> division</text:p>
      <text:p text:style-name="P1"><text:span text:style-name="T1">import</text:span> cv2</text:p>
      <text:p text:style-name="P1"><text:span text:style-name="T1">import</text:span> numpy <text:span text:style-name="T1">as</text:span> np</text:p>
      <text:p text:style-name="P1"><text:span text:style-name="T1">import</text:span> time</text:p>
      <text:p text:style-name="P1"><text:span text:style-name="T1">import</text:span> serial</text:p>
      <text:p text:style-name="P1"><text:span text:style-name="T1">import</text:span> os</text:p>
      <text:p text:style-name="P1"><text:span text:style-name="T1">import</text:span> imutils</text:p>
      <text:p text:style-name="P1"><text:span text:style-name="T1">import</text:span> RPi.GPIO <text:span text:style-name="T1">as</text:span> GPIO</text:p>
      <text:p text:style-name="P1"><text:span text:style-name="T1">import</text:span> I2C_LCD_driver<office:annotation-end office:name="__Annotation__533_2849848800"/></text:p>
      <text:p text:style-name="P1"/>
      <text:p text:style-name="P1">lcd = I2C_LCD_driver.lcd()</text:p>
      <text:p text:style-name="P1"><office:annotation office:name="__Annotation__8_2849848800" loext:resolved="false"><dc:creator>pendaurulang </dc:creator><dc:date>2020-08-31T12:08:18.988882930</dc:date><loext:sender-initials>p</loext:sender-initials><text:p text:style-name="P6"><text:span text:style-name="T12">Abaikan warning</text:span></text:p></office:annotation>GPIO.setwarnings(<text:span text:style-name="T4">False</text:span>)<text:change-start text:change-id="ct94360579391520"/><office:annotation-end office:name="__Annotation__8_2849848800"/><text:change-end text:change-id="ct94360579391520"/> <text:span text:style-name="T5"># Ignore warning for now</text:span></text:p>
      <text:p text:style-name="P1"><office:annotation office:name="__Annotation__9_2849848800" loext:resolved="false"><dc:creator>pendaurulang </dc:creator><dc:date>2020-08-31T12:08:36.770948122</dc:date><loext:sender-initials>p</loext:sender-initials><text:p text:style-name="P6"><text:span text:style-name="T12">Set pin gpio ke penomoran fisik</text:span></text:p></office:annotation>GPIO.setmode(GPIO.BOARD)<text:change-start text:change-id="ct94360579550912"/><office:annotation-end office:name="__Annotation__9_2849848800"/><text:change-end text:change-id="ct94360579550912"/> <text:span text:style-name="T5"># Use physical pin numbering</text:span></text:p>
      <text:p text:style-name="P1"><office:annotation office:name="__Annotation__20_2849848800" loext:resolved="false"><dc:creator>pendaurulang </dc:creator><dc:date>2020-08-31T12:16:35.593710393</dc:date><loext:sender-initials>p</loext:sender-initials><text:p text:style-name="P6"><text:span text:style-name="T12">Set gpio sebagai input dan pulldown untuk ganti kostum</text:span></text:p></office:annotation>GPIO.setup(<text:span text:style-name="T7">13</text:span>, GPIO.IN, <text:span text:style-name="T3">pull_up_down</text:span>=GPIO.PUD_DOWN)<text:change-start text:change-id="ct94360595698176"/><office:annotation-end office:name="__Annotation__20_2849848800"/><text:change-end text:change-id="ct94360595698176"/></text:p>
      <text:p text:style-name="P1"><office:annotation office:name="__Annotation__21_2849848800" loext:resolved="false"><dc:creator>pendaurulang </dc:creator><dc:date>2020-08-31T12:17:05.437291557</dc:date><loext:sender-initials>p</loext:sender-initials><text:p text:style-name="P6"><text:span text:style-name="T12">Deklarasi port untuk komunikasi dengan arduino</text:span></text:p></office:annotation>usbcom = serial.Serial(<text:span text:style-name="T9">'/dev/ttyACM0'</text:span>,<text:span text:style-name="T7">9600</text:span>)<text:change-start text:change-id="ct94360575061632"/><office:annotation-end office:name="__Annotation__21_2849848800"/><text:change-end text:change-id="ct94360575061632"/></text:p>
      <text:p text:style-name="P2"/>
      <text:p text:style-name="P4"/>
      <text:p text:style-name="P1"><office:annotation office:name="__Annotation__22_2849848800" loext:resolved="false"><dc:creator>pendaurulang </dc:creator><dc:date>2020-08-31T12:17:40.011515816</dc:date><loext:sender-initials>p</loext:sender-initials><text:p text:style-name="P6"><text:span text:style-name="T12">Resolusi Kamera</text:span></text:p></office:annotation>FRAME_WIDTH = <text:span text:style-name="T7">320</text:span></text:p>
      <text:p text:style-name="P1">FRAME_HEIGHT = <text:span text:style-name="T7">240</text:span><text:change-start text:change-id="ct94360557590752"/><office:annotation-end office:name="__Annotation__22_2849848800"/><text:change-end text:change-id="ct94360557590752"/></text:p>
      <text:p text:style-name="P1"><text:change-start text:change-id="ct94360593165728"/></text:p>
      <text:p text:style-name="P1"><text:change-end text:change-id="ct94360593165728"/><office:annotation office:name="__Annotation__23_2849848800" loext:resolved="false"><dc:creator>pendaurulang </dc:creator><dc:date>2020-08-31T12:18:48.025339625</dc:date><loext:sender-initials>p</loext:sender-initials><text:p text:style-name="P6"><text:span text:style-name="T12">Nilai Warna Oranye</text:span></text:p></office:annotation>ocol = (<text:span text:style-name="T7">0</text:span>,<text:span text:style-name="T7">110</text:span>, <text:span text:style-name="T7">147</text:span>, <text:span text:style-name="T7">31</text:span>, <text:span text:style-name="T7">255</text:span>, <text:span text:style-name="T7">255</text:span>) <text:span text:style-name="T5"># New start</text:span><text:change-start text:change-id="ct94360595392272"/><office:annotation-end office:name="__Annotation__23_2849848800"/><text:change-end text:change-id="ct94360595392272"/></text:p>
      <text:p text:style-name="P1"><office:annotation office:name="__Annotation__24_2849848800" loext:resolved="false"><dc:creator>pendaurulang </dc:creator><dc:date>2020-08-31T12:19:03.865703353</dc:date><loext:sender-initials>p</loext:sender-initials><text:p text:style-name="P6"><text:span text:style-name="T12">Nilai Warna Cyan</text:span></text:p></office:annotation>ccol = (<text:span text:style-name="T7">92</text:span>, <text:span text:style-name="T7">108</text:span>, <text:span text:style-name="T7">159</text:span>, <text:span text:style-name="T7">255</text:span>, <text:span text:style-name="T7">255</text:span>, <text:span text:style-name="T7">255</text:span>)<text:change-start text:change-id="ct94360584559888"/><office:annotation-end office:name="__Annotation__24_2849848800"/><text:change-end text:change-id="ct94360584559888"/></text:p>
      <text:p text:style-name="P4"><text:span text:style-name="T13"><office:annotation office:name="__Annotation__49_2849848800" loext:resolved="false"><dc:creator>pendaurulang </dc:creator><dc:date>2020-08-31T12:19:50.911494249</dc:date><loext:sender-initials>p</loext:sender-initials><text:p text:style-name="P6"><text:span text:style-name="T12">Nilai Warna Magenta</text:span></text:p></office:annotation></text:span><text:span text:style-name="T2">mcol = (</text:span><text:span text:style-name="T8">137</text:span><text:span text:style-name="T2">, </text:span><text:span text:style-name="T8">54</text:span><text:span text:style-name="T2">, </text:span><text:span text:style-name="T8">154</text:span><text:span text:style-name="T2">, </text:span><text:span text:style-name="T8">190</text:span><text:span text:style-name="T2">, </text:span><text:span text:style-name="T8">150</text:span><text:span text:style-name="T2">, </text:span><text:span text:style-name="T8">255</text:span><text:span text:style-name="T2">)</text:span><text:change-start text:change-id="ct94360584957952"/><office:annotation-end office:name="__Annotation__49_2849848800"/><text:change-end text:change-id="ct94360584957952"/></text:p>
      <text:p text:style-name="P1"><office:annotation office:name="__Annotation__50_2849848800" loext:resolved="false"><dc:creator>pendaurulang </dc:creator><dc:date>2020-08-31T12:20:10.503929252</dc:date><loext:sender-initials>p</loext:sender-initials><text:p text:style-name="P6"><text:span text:style-name="T12">Nilai Warna Gawang</text:span></text:p></office:annotation>gcol = (<text:span text:style-name="T7">0</text:span>, <text:span text:style-name="T7">0</text:span>, <text:span text:style-name="T7">128</text:span>, <text:span text:style-name="T7">255</text:span>, <text:span text:style-name="T7">39</text:span>, <text:span text:style-name="T7">255</text:span>)<text:change-start text:change-id="ct94360558147088"/><office:annotation-end office:name="__Annotation__50_2849848800"/><text:change-end text:change-id="ct94360558147088"/></text:p>
      <text:p text:style-name="P4"/>
      <text:p text:style-name="P1"><office:annotation office:name="__Annotation__51_2849848800" loext:resolved="false"><dc:creator>pendaurulang </dc:creator><dc:date>2020-08-31T12:21:05.600264505</dc:date><loext:sender-initials>p</loext:sender-initials><text:p text:style-name="P6"><text:span text:style-name="T12">Slider bar Oranye</text:span></text:p></office:annotation>cv2.namedWindow(<text:span text:style-name="T9">'orange'</text:span>)</text:p>
      <text:p text:style-name="P3"># Lower range colour sliders.</text:p>
      <text:p text:style-name="P1">cv2.createTrackbar(<text:span text:style-name="T9">'lowHue'</text:span>, <text:span text:style-name="T9">'orange'</text:span>, ocol[<text:span text:style-name="T7">0</text:span>], <text:span text:style-name="T7">255</text:span>, nothing)</text:p>
      <text:p text:style-name="P1">cv2.createTrackbar(<text:span text:style-name="T9">'lowSat'</text:span>, <text:span text:style-name="T9">'orange'</text:span>, ocol[<text:span text:style-name="T7">1</text:span>], <text:span text:style-name="T7">255</text:span>, nothing)</text:p>
      <text:p text:style-name="P1">cv2.createTrackbar(<text:span text:style-name="T9">'lowVal'</text:span>, <text:span text:style-name="T9">'orange'</text:span>, ocol[<text:span text:style-name="T7">2</text:span>], <text:span text:style-name="T7">255</text:span>, nothing)</text:p>
      <text:p text:style-name="P3"># Higher range colour sliders.</text:p>
      <text:p text:style-name="P1">cv2.createTrackbar(<text:span text:style-name="T9">'highHue'</text:span>, <text:span text:style-name="T9">'orange'</text:span>, ocol[<text:span text:style-name="T7">3</text:span>], <text:span text:style-name="T7">255</text:span>, nothing)</text:p>
      <text:p text:style-name="P1">cv2.createTrackbar(<text:span text:style-name="T9">'highSat'</text:span>, <text:span text:style-name="T9">'orange'</text:span>, ocol[<text:span text:style-name="T7">4</text:span>], <text:span text:style-name="T7">255</text:span>, nothing)</text:p>
      <text:p text:style-name="P1">cv2.createTrackbar(<text:span text:style-name="T9">'highVal'</text:span>, <text:span text:style-name="T9">'orange'</text:span>, ocol[<text:span text:style-name="T7">5</text:span>], <text:span text:style-name="T7">255</text:span>, nothing)<text:change-start text:change-id="ct94360596115536"/><office:annotation-end office:name="__Annotation__51_2849848800"/><text:change-end text:change-id="ct94360596115536"/></text:p>
      <text:p text:style-name="P4"/>
      <text:p text:style-name="P1"><office:annotation office:name="__Annotation__52_2849848800" loext:resolved="false"><dc:creator>pendaurulang </dc:creator><dc:date>2020-08-31T12:21:24.050343578</dc:date><loext:sender-initials>p</loext:sender-initials><text:p text:style-name="P6"><text:span text:style-name="T12">Slider bar Cyan</text:span></text:p></office:annotation>cv2.namedWindow(<text:span text:style-name="T9">'cyan'</text:span>)</text:p>
      <text:p text:style-name="P3"># Lower range colour sliders.</text:p>
      <text:p text:style-name="P1">cv2.createTrackbar(<text:span text:style-name="T9">'lowHue1'</text:span>, <text:span text:style-name="T9">'cyan'</text:span>, ccol[<text:span text:style-name="T7">0</text:span>], <text:span text:style-name="T7">255</text:span>, nothing)</text:p>
      <text:p text:style-name="P1">cv2.createTrackbar(<text:span text:style-name="T9">'lowSat1'</text:span>, <text:span text:style-name="T9">'cyan'</text:span>, ccol[<text:span text:style-name="T7">1</text:span>], <text:span text:style-name="T7">255</text:span>, nothing)</text:p>
      <text:p text:style-name="P1">cv2.createTrackbar(<text:span text:style-name="T9">'lowVal1'</text:span>, <text:span text:style-name="T9">'cyan'</text:span>, ccol[<text:span text:style-name="T7">2</text:span>], <text:span text:style-name="T7">255</text:span>, nothing)</text:p>
      <text:p text:style-name="P3"># Higher range colour sliders.</text:p>
      <text:p text:style-name="P1">cv2.createTrackbar(<text:span text:style-name="T9">'highHue1'</text:span>, <text:span text:style-name="T9">'cyan'</text:span>, ccol[<text:span text:style-name="T7">3</text:span>], <text:span text:style-name="T7">255</text:span>, nothing)</text:p>
      <text:p text:style-name="P1">cv2.createTrackbar(<text:span text:style-name="T9">'highSat1'</text:span>, <text:span text:style-name="T9">'cyan'</text:span>, ccol[<text:span text:style-name="T7">4</text:span>], <text:span text:style-name="T7">255</text:span>, nothing)</text:p>
      <text:p text:style-name="P1">cv2.createTrackbar(<text:span text:style-name="T9">'highVal1'</text:span>, <text:span text:style-name="T9">'cyan'</text:span>, ccol[<text:span text:style-name="T7">5</text:span>], <text:span text:style-name="T7">255</text:span>, nothing)<text:change-start text:change-id="ct94360594650816"/><office:annotation-end office:name="__Annotation__52_2849848800"/><text:change-end text:change-id="ct94360594650816"/></text:p>
      <text:p text:style-name="P4"/>
      <text:p text:style-name="P1"><office:annotation office:name="__Annotation__53_2849848800" loext:resolved="false"><dc:creator>pendaurulang </dc:creator><dc:date>2020-08-31T12:21:40.472616130</dc:date><loext:sender-initials>p</loext:sender-initials><text:p text:style-name="P6"><text:span text:style-name="T12">Slider bar Magenta</text:span></text:p></office:annotation>cv2.namedWindow(<text:span text:style-name="T9">'magenta'</text:span>)</text:p>
      <text:p text:style-name="P3"># Lower range colour sliders.</text:p>
      <text:p text:style-name="P1">cv2.createTrackbar(<text:span text:style-name="T9">'lowHue2'</text:span>, <text:span text:style-name="T9">'magenta'</text:span>, mcol[<text:span text:style-name="T7">0</text:span>], <text:span text:style-name="T7">255</text:span>, nothing)</text:p>
      <text:p text:style-name="P1">cv2.createTrackbar(<text:span text:style-name="T9">'lowSat2'</text:span>, <text:span text:style-name="T9">'magenta'</text:span>, mcol[<text:span text:style-name="T7">1</text:span>], <text:span text:style-name="T7">255</text:span>, nothing)</text:p>
      <text:p text:style-name="P1">cv2.createTrackbar(<text:span text:style-name="T9">'lowVal2'</text:span>, <text:span text:style-name="T9">'magenta'</text:span>, mcol[<text:span text:style-name="T7">2</text:span>], <text:span text:style-name="T7">255</text:span>, nothing)</text:p>
      <text:p text:style-name="P3"># Higher range colour sliders.</text:p>
      <text:p text:style-name="P1"><text:soft-page-break/>cv2.createTrackbar(<text:span text:style-name="T9">'highHue2'</text:span>, <text:span text:style-name="T9">'magenta'</text:span>, mcol[<text:span text:style-name="T7">3</text:span>], <text:span text:style-name="T7">255</text:span>, nothing)</text:p>
      <text:p text:style-name="P1">cv2.createTrackbar(<text:span text:style-name="T9">'highSat2'</text:span>, <text:span text:style-name="T9">'magenta'</text:span>, mcol[<text:span text:style-name="T7">4</text:span>], <text:span text:style-name="T7">255</text:span>, nothing)</text:p>
      <text:p text:style-name="P1">cv2.createTrackbar(<text:span text:style-name="T9">'highVal2'</text:span>, <text:span text:style-name="T9">'magenta'</text:span>, mcol[<text:span text:style-name="T7">5</text:span>], <text:span text:style-name="T7">255</text:span>, nothing)<text:change-start text:change-id="ct94360595680800"/><office:annotation-end office:name="__Annotation__53_2849848800"/><text:change-end text:change-id="ct94360595680800"/></text:p>
      <text:p text:style-name="P4"/>
      <text:p text:style-name="P1"><office:annotation office:name="__Annotation__54_2849848800" loext:resolved="false"><dc:creator>pendaurulang </dc:creator><dc:date>2020-08-31T12:23:53.454570606</dc:date><loext:sender-initials>p</loext:sender-initials><text:p text:style-name="P6"><text:span text:style-name="T12">Slider bar Gawang</text:span></text:p></office:annotation>cv2.namedWindow(<text:span text:style-name="T9">'gawang'</text:span>)</text:p>
      <text:p text:style-name="P3"># Lower range colour sliders.</text:p>
      <text:p text:style-name="P1">cv2.createTrackbar(<text:span text:style-name="T9">'lowHue3'</text:span>, <text:span text:style-name="T9">'gawang'</text:span>, gcol[<text:span text:style-name="T7">0</text:span>], <text:span text:style-name="T7">255</text:span>, nothing)</text:p>
      <text:p text:style-name="P1">cv2.createTrackbar(<text:span text:style-name="T9">'lowSat3'</text:span>, <text:span text:style-name="T9">'gawang'</text:span>, gcol[<text:span text:style-name="T7">1</text:span>], <text:span text:style-name="T7">255</text:span>, nothing)</text:p>
      <text:p text:style-name="P1">cv2.createTrackbar(<text:span text:style-name="T9">'lowVal3'</text:span>, <text:span text:style-name="T9">'gawang'</text:span>, gcol[<text:span text:style-name="T7">2</text:span>], <text:span text:style-name="T7">255</text:span>, nothing)</text:p>
      <text:p text:style-name="P3"># Higher range colour sliders.</text:p>
      <text:p text:style-name="P1">cv2.createTrackbar(<text:span text:style-name="T9">'highHue3'</text:span>, <text:span text:style-name="T9">'gawang'</text:span>, gcol[<text:span text:style-name="T7">3</text:span>], <text:span text:style-name="T7">255</text:span>, nothing)</text:p>
      <text:p text:style-name="P1">cv2.createTrackbar(<text:span text:style-name="T9">'highSat3'</text:span>, <text:span text:style-name="T9">'gawang'</text:span>, gcol[<text:span text:style-name="T7">4</text:span>], <text:span text:style-name="T7">255</text:span>, nothing)</text:p>
      <text:p text:style-name="P1">cv2.createTrackbar(<text:span text:style-name="T9">'highVal3'</text:span>, <text:span text:style-name="T9">'gawang'</text:span>, gcol[<text:span text:style-name="T7">5</text:span>], <text:span text:style-name="T7">255</text:span>, nothing)<text:change-start text:change-id="ct94360596098208"/><office:annotation-end office:name="__Annotation__54_2849848800"/><text:change-end text:change-id="ct94360596098208"/></text:p>
      <text:p text:style-name="P5"/>
      <text:p text:style-name="P3"># Initialize webcam. Webcam 0 or webcam 1 or ...</text:p>
      <text:p text:style-name="P1">vidCapture = cv2.VideoCapture(<text:span text:style-name="T7">0</text:span>)</text:p>
      <text:p text:style-name="P1">vidCapture.set(cv2.CAP_PROP_FRAME_WIDTH,FRAME_WIDTH)</text:p>
      <text:p text:style-name="P1">vidCapture.set(cv2.CAP_PROP_FRAME_HEIGHT,FRAME_HEIGHT)</text:p>
      <text:p text:style-name="P4"/>
      <text:p text:style-name="P1"><office:annotation office:name="__Annotation__100_2849848800" loext:resolved="false"><dc:creator>pendaurulang </dc:creator><dc:date>2020-08-31T12:30:06.475904879</dc:date><loext:sender-initials>p</loext:sender-initials><text:p text:style-name="P6"><text:span text:style-name="T12">Mulai Perulangan</text:span></text:p></office:annotation><text:span text:style-name="T1">while</text:span> <text:span text:style-name="T4">True</text:span>:<text:change-start text:change-id="ct94360595961104"/><office:annotation-end office:name="__Annotation__100_2849848800"/><text:change-end text:change-id="ct94360595961104"/></text:p>
      <text:p text:style-name="P1"><office:annotation office:name="__Annotation__99_2849848800" loext:resolved="false"><dc:creator>pendaurulang </dc:creator><dc:date>2020-08-31T12:29:47.879364084</dc:date><loext:sender-initials>p</loext:sender-initials><text:p text:style-name="P6"><text:span text:style-name="T12">Percabangan Kostum</text:span></text:p></office:annotation><text:span text:style-name="T1">if</text:span> GPIO.input(<text:span text:style-name="T7">13</text:span>) == GPIO.HIGH:</text:p>
      <text:p text:style-name="P1">ch = <text:span text:style-name="T7">1</text:span></text:p>
      <text:p text:style-name="P1"><text:span text:style-name="T1">else</text:span>:</text:p>
      <text:p text:style-name="P1">ch = <text:span text:style-name="T7">0</text:span><text:change-start text:change-id="ct94360596668016"/><office:annotation-end office:name="__Annotation__99_2849848800"/><text:change-end text:change-id="ct94360596668016"/></text:p>
      <text:p text:style-name="P1"><office:annotation office:name="__Annotation__101_2849848800" loext:resolved="false"><dc:creator>pendaurulang </dc:creator><dc:date>2020-08-31T12:37:25.814803671</dc:date><loext:sender-initials>p</loext:sender-initials><text:p text:style-name="P6"><text:span text:style-name="T12">Time untuk Frame per second</text:span></text:p></office:annotation>timeCheck = time.time()<text:change-start text:change-id="ct94360596859408"/><office:annotation-end office:name="__Annotation__101_2849848800"/><text:change-end text:change-id="ct94360596859408"/><text:change-start text:change-id="ct94360556082912"/></text:p>
      <text:p text:style-name="P1"><text:change-end text:change-id="ct94360556082912"/></text:p>
      <text:p text:style-name="P3"># Get HSV values from the GUI sliders.</text:p>
      <text:p text:style-name="P1"><office:annotation office:name="__Annotation__102_2849848800" loext:resolved="false"><dc:creator>pendaurulang </dc:creator><dc:date>2020-08-31T12:37:56.224813147</dc:date><loext:sender-initials>p</loext:sender-initials><text:p text:style-name="P6"><text:span text:style-name="T12">Ambil nilai HSV Oranye</text:span></text:p></office:annotation>lowHue = cv2.getTrackbarPos(<text:span text:style-name="T9">'lowHue'</text:span>, <text:span text:style-name="T9">'orange'</text:span>)</text:p>
      <text:p text:style-name="P1">lowSat = cv2.getTrackbarPos(<text:span text:style-name="T9">'lowSat'</text:span>, <text:span text:style-name="T9">'orange'</text:span>)</text:p>
      <text:p text:style-name="P1">lowVal = cv2.getTrackbarPos(<text:span text:style-name="T9">'lowVal'</text:span>, <text:span text:style-name="T9">'orange'</text:span>)</text:p>
      <text:p text:style-name="P1">highHue = cv2.getTrackbarPos(<text:span text:style-name="T9">'highHue'</text:span>, <text:span text:style-name="T9">'orange'</text:span>)</text:p>
      <text:p text:style-name="P1">highSat = cv2.getTrackbarPos(<text:span text:style-name="T9">'highSat'</text:span>, <text:span text:style-name="T9">'orange'</text:span>)</text:p>
      <text:p text:style-name="P1">highVal = cv2.getTrackbarPos(<text:span text:style-name="T9">'highVal'</text:span>, <text:span text:style-name="T9">'orange'</text:span>)<text:change-start text:change-id="ct94360596760384"/><office:annotation-end office:name="__Annotation__102_2849848800"/><text:change-end text:change-id="ct94360596760384"/></text:p>
      <text:p text:style-name="P3">#######</text:p>
      <text:p text:style-name="P1"><office:annotation office:name="__Annotation__103_2849848800" loext:resolved="false"><dc:creator>pendaurulang </dc:creator><dc:date>2020-08-31T12:38:12.230379371</dc:date><loext:sender-initials>p</loext:sender-initials><text:p text:style-name="P6"><text:span text:style-name="T12">Ambil nilai HSV Cyan</text:span></text:p></office:annotation>lowHue1 = cv2.getTrackbarPos(<text:span text:style-name="T9">'lowHue1'</text:span>, <text:span text:style-name="T9">'cyan'</text:span>)</text:p>
      <text:p text:style-name="P1">lowSat1 = cv2.getTrackbarPos(<text:span text:style-name="T9">'lowSat1'</text:span>, <text:span text:style-name="T9">'cyan'</text:span>)</text:p>
      <text:p text:style-name="P1">lowVal1 = cv2.getTrackbarPos(<text:span text:style-name="T9">'lowVal1'</text:span>, <text:span text:style-name="T9">'cyan'</text:span>)</text:p>
      <text:p text:style-name="P1">highHue1 = cv2.getTrackbarPos(<text:span text:style-name="T9">'highHue1'</text:span>, <text:span text:style-name="T9">'cyan'</text:span>)</text:p>
      <text:p text:style-name="P1">highSat1 = cv2.getTrackbarPos(<text:span text:style-name="T9">'highSat1'</text:span>, <text:span text:style-name="T9">'cyan'</text:span>)</text:p>
      <text:p text:style-name="P1">highVal1 = cv2.getTrackbarPos(<text:span text:style-name="T9">'highVal1'</text:span>, <text:span text:style-name="T9">'cyan'</text:span>)<text:change-start text:change-id="ct94360596739072"/><office:annotation-end office:name="__Annotation__103_2849848800"/><text:change-end text:change-id="ct94360596739072"/></text:p>
      <text:p text:style-name="P3">#######</text:p>
      <text:p text:style-name="P1"><office:annotation office:name="__Annotation__104_2849848800" loext:resolved="false"><dc:creator>pendaurulang </dc:creator><dc:date>2020-08-31T12:38:29.955683867</dc:date><loext:sender-initials>p</loext:sender-initials><text:p text:style-name="P6"><text:span text:style-name="T12">Ambil Nilai HSV Magenta</text:span></text:p></office:annotation>lowHue2 = cv2.getTrackbarPos(<text:span text:style-name="T9">'lowHue2'</text:span>, <text:span text:style-name="T9">'magenta'</text:span>)</text:p>
      <text:p text:style-name="P1">lowSat2 = cv2.getTrackbarPos(<text:span text:style-name="T9">'lowSat2'</text:span>, <text:span text:style-name="T9">'magenta'</text:span>)</text:p>
      <text:p text:style-name="P1">lowVal2 = cv2.getTrackbarPos(<text:span text:style-name="T9">'lowVal2'</text:span>, <text:span text:style-name="T9">'magenta'</text:span>)</text:p>
      <text:p text:style-name="P1">highHue2 = cv2.getTrackbarPos(<text:span text:style-name="T9">'highHue2'</text:span>, <text:span text:style-name="T9">'magenta'</text:span>)</text:p>
      <text:p text:style-name="P1">highSat2 = cv2.getTrackbarPos(<text:span text:style-name="T9">'highSat2'</text:span>, <text:span text:style-name="T9">'magenta'</text:span>)</text:p>
      <text:p text:style-name="P1">highVal2 = cv2.getTrackbarPos(<text:span text:style-name="T9">'highVal2'</text:span>, <text:span text:style-name="T9">'magenta'</text:span>)<text:change-start text:change-id="ct94360596189696"/><office:annotation-end office:name="__Annotation__104_2849848800"/><text:change-end text:change-id="ct94360596189696"/></text:p>
      <text:p text:style-name="P3">#######</text:p>
      <text:p text:style-name="P1"><office:annotation office:name="__Annotation__105_2849848800" loext:resolved="false"><dc:creator>pendaurulang </dc:creator><dc:date>2020-08-31T12:39:10.892120075</dc:date><loext:sender-initials>p</loext:sender-initials><text:p text:style-name="P6"><text:span text:style-name="T12">Ambil nilai HSV Gawang</text:span></text:p></office:annotation>lowHue3 = cv2.getTrackbarPos(<text:span text:style-name="T9">'lowHue3'</text:span>, <text:span text:style-name="T9">'gawang'</text:span>)</text:p>
      <text:p text:style-name="P1">lowSat3 = cv2.getTrackbarPos(<text:span text:style-name="T9">'lowSat3'</text:span>, <text:span text:style-name="T9">'gawang'</text:span>)</text:p>
      <text:p text:style-name="P1"><text:soft-page-break/>lowVal3 = cv2.getTrackbarPos(<text:span text:style-name="T9">'lowVal3'</text:span>, <text:span text:style-name="T9">'gawang'</text:span>)</text:p>
      <text:p text:style-name="P1">highHue3 = cv2.getTrackbarPos(<text:span text:style-name="T9">'highHue3'</text:span>, <text:span text:style-name="T9">'gawang'</text:span>)</text:p>
      <text:p text:style-name="P1">highSat3 = cv2.getTrackbarPos(<text:span text:style-name="T9">'highSat3'</text:span>, <text:span text:style-name="T9">'gawang'</text:span>)</text:p>
      <text:p text:style-name="P1">highVal3 = cv2.getTrackbarPos(<text:span text:style-name="T9">'highVal3'</text:span>, <text:span text:style-name="T9">'gawang'</text:span>)<text:change-start text:change-id="ct94360595744816"/><office:annotation-end office:name="__Annotation__105_2849848800"/><text:change-end text:change-id="ct94360595744816"/></text:p>
      <text:p text:style-name="P4"/>
      <text:p text:style-name="P3"># Get webcam frame</text:p>
      <text:p text:style-name="P1"><office:annotation office:name="__Annotation__178_2849848800" loext:resolved="false"><dc:creator>pendaurulang </dc:creator><dc:date>2020-08-31T12:42:26.686658799</dc:date><loext:sender-initials>p</loext:sender-initials><text:p text:style-name="P6"><text:span text:style-name="T12">Baca Kamera</text:span></text:p></office:annotation>_, frm = vidCapture.read()<office:annotation-end office:name="__Annotation__178_2849848800"/></text:p>
      <text:p text:style-name="P1"><office:annotation office:name="__Annotation__179_2849848800" loext:resolved="false"><dc:creator>pendaurulang </dc:creator><dc:date>2020-08-31T12:42:40.103112486</dc:date><loext:sender-initials>p</loext:sender-initials><text:p text:style-name="P6"><text:span text:style-name="T12">Variabel Frame</text:span></text:p></office:annotation>frame = frm<office:annotation-end office:name="__Annotation__179_2849848800"/></text:p>
      <text:p text:style-name="P3"># Show the original image.</text:p>
      <text:p text:style-name="P1"><office:annotation office:name="__Annotation__107_2849848800" loext:resolved="false"><dc:creator>pendaurulang </dc:creator><dc:date>2020-08-31T12:39:47.211963934</dc:date><loext:sender-initials>p</loext:sender-initials><text:p text:style-name="P6"><text:span text:style-name="T12">Tampilkan </text:span></text:p></office:annotation>cv2.imshow(<text:span text:style-name="T9">'frame'</text:span>, frame)<text:change-start text:change-id="ct94360596616816"/><office:annotation-end office:name="__Annotation__107_2849848800"/><text:change-end text:change-id="ct94360596616816"/></text:p>
      <text:p text:style-name="P4"/>
      <text:p text:style-name="P4"><text:span text:style-name="T6"># Convert the frame to HSV colour model.</text:span></text:p>
      <text:p text:style-name="P1"><office:annotation office:name="__Annotation__180_2849848800" loext:resolved="false"><dc:creator>pendaurulang </dc:creator><dc:date>2020-08-31T12:44:16.386719966</dc:date><loext:sender-initials>p</loext:sender-initials><text:p text:style-name="P6"><text:span text:style-name="T12">Konversi ke tipewarna HSV</text:span></text:p></office:annotation>frameHSV = cv2.cvtColor(frame, cv2.COLOR_BGR2HSV)<office:annotation-end office:name="__Annotation__180_2849848800"/></text:p>
      <text:p text:style-name="P3"># HSV values to define a colour range we want to create a mask from.</text:p>
      <text:p text:style-name="P1"><office:annotation office:name="__Annotation__181_2849848800" loext:resolved="false"><dc:creator>pendaurulang </dc:creator><dc:date>2020-08-31T12:47:48.270868602</dc:date><loext:sender-initials>p</loext:sender-initials><text:p text:style-name="P6"><text:span text:style-name="T12">Masking frame Oranye</text:span></text:p></office:annotation>colorLow = np.array([lowHue,lowSat,lowVal])</text:p>
      <text:p text:style-name="P1">colorHigh = np.array([highHue,highSat,highVal])</text:p>
      <text:p text:style-name="P1">mask = cv2.inRange(frameHSV, colorLow, colorHigh)</text:p>
      <text:p text:style-name="P3"># Show the first mask</text:p>
      <text:p text:style-name="P1">cv2.imshow(<text:span text:style-name="T9">'orange'</text:span>, mask)<office:annotation-end office:name="__Annotation__181_2849848800"/></text:p>
      <text:p text:style-name="P3">#######</text:p>
      <text:p text:style-name="P1"><office:annotation office:name="__Annotation__182_2849848800" loext:resolved="false"><dc:creator>pendaurulang </dc:creator><dc:date>2020-08-31T12:48:11.989005046</dc:date><loext:sender-initials>p</loext:sender-initials><text:p text:style-name="P6"><text:span text:style-name="T12">Masking frame Cyan</text:span></text:p></office:annotation>colorLow1 = np.array([lowHue1,lowSat1,lowVal1])</text:p>
      <text:p text:style-name="P1">colorHigh1 = np.array([highHue1,highSat1,highVal1])</text:p>
      <text:p text:style-name="P1">mask1 = cv2.inRange(frameHSV, colorLow1, colorHigh1)</text:p>
      <text:p text:style-name="P3"># Show the first mask</text:p>
      <text:p text:style-name="P1">cv2.imshow(<text:span text:style-name="T9">'cyan'</text:span>, mask1)<office:annotation-end office:name="__Annotation__182_2849848800"/></text:p>
      <text:p text:style-name="P3">#######</text:p>
      <text:p text:style-name="P1"><office:annotation office:name="__Annotation__183_2849848800" loext:resolved="false"><dc:creator>pendaurulang </dc:creator><dc:date>2020-08-31T12:48:43.556922475</dc:date><loext:sender-initials>p</loext:sender-initials><text:p text:style-name="P6"><text:span text:style-name="T12">Masking frame Magenta</text:span></text:p></office:annotation>colorLow2 = np.array([lowHue2,lowSat2,lowVal2])</text:p>
      <text:p text:style-name="P1">colorHigh2 = np.array([highHue2,highSat2,highVal2])</text:p>
      <text:p text:style-name="P1">mask2 = cv2.inRange(frameHSV, colorLow2, colorHigh2)</text:p>
      <text:p text:style-name="P3"># Show the first mask</text:p>
      <text:p text:style-name="P1">cv2.imshow(<text:span text:style-name="T9">'magenta'</text:span>, mask2)<office:annotation-end office:name="__Annotation__183_2849848800"/></text:p>
      <text:p text:style-name="P3">#######</text:p>
      <text:p text:style-name="P1"><office:annotation office:name="__Annotation__184_2849848800" loext:resolved="false"><dc:creator>pendaurulang </dc:creator><dc:date>2020-08-31T12:49:10.253389849</dc:date><loext:sender-initials>p</loext:sender-initials><text:p text:style-name="P6"><text:span text:style-name="T12">Masking frame Gawang</text:span></text:p></office:annotation>colorLow3 = np.array([lowHue3,lowSat3,lowVal3])</text:p>
      <text:p text:style-name="P1">colorHigh3 = np.array([highHue3,highSat3,highVal3])</text:p>
      <text:p text:style-name="P1">mask3 = cv2.inRange(frameHSV, colorLow3, colorHigh3)</text:p>
      <text:p text:style-name="P3"># Show the first mask</text:p>
      <text:p text:style-name="P1">cv2.imshow(<text:span text:style-name="T9">'gawang'</text:span>, mask3)<office:annotation-end office:name="__Annotation__184_2849848800"/></text:p>
      <text:p text:style-name="P4"/>
      <text:p text:style-name="P3">#######data</text:p>
      <text:p text:style-name="P1"><office:annotation office:name="__Annotation__185_2849848800" loext:resolved="false"><dc:creator>pendaurulang </dc:creator><dc:date>2020-08-31T12:50:10.623596499</dc:date><loext:sender-initials>p</loext:sender-initials><text:p text:style-name="P6"><text:span text:style-name="T12">Pencarian contour setiap masking</text:span></text:p></office:annotation>im, contours, hierarchy = cv2.findContours(mask, cv2.RETR_TREE, cv2.CHAIN_APPROX_SIMPLE)</text:p>
      <text:p text:style-name="P1">im1, contours1, hierarchy1 = cv2.findContours(mask1, cv2.RETR_TREE, cv2.CHAIN_APPROX_SIMPLE)</text:p>
      <text:p text:style-name="P1">im2, contours2, hierarchy2 = cv2.findContours(mask2, cv2.RETR_TREE, cv2.CHAIN_APPROX_SIMPLE)</text:p>
      <text:p text:style-name="P1">im3, contours3, hierarchy3 = cv2.findContours(mask3, cv2.RETR_TREE, cv2.CHAIN_APPROX_SIMPLE)<office:annotation-end office:name="__Annotation__185_2849848800"/></text:p>
      <text:p text:style-name="P4"/>
      <text:p text:style-name="P1"><office:annotation office:name="__Annotation__186_2849848800" loext:resolved="false"><dc:creator>pendaurulang </dc:creator><dc:date>2020-08-31T12:51:04.438073088</dc:date><loext:sender-initials>p</loext:sender-initials><text:p text:style-name="P6"><text:span text:style-name="T12">Pengukuran luas area kontur</text:span></text:p></office:annotation>contour_sizes = [(cv2.contourArea(contour), contour) <text:span text:style-name="T1">for</text:span> contour <text:span text:style-name="T1">in</text:span> contours]</text:p>
      <text:p text:style-name="P1">contour_sizes1 = [(cv2.contourArea(contour1), contour1) <text:span text:style-name="T1">for</text:span> contour1 <text:span text:style-name="T1">in</text:span> contours1]</text:p>
      <text:p text:style-name="P1">contour_sizes2 = [(cv2.contourArea(contour2), contour2) <text:span text:style-name="T1">for</text:span> contour2 <text:span text:style-name="T1">in</text:span> contours2]</text:p>
      <text:p text:style-name="P1"><text:soft-page-break/>contour_sizes3 = [(cv2.contourArea(contour3), contour3) <text:span text:style-name="T1">for</text:span> contour3 <text:span text:style-name="T1">in</text:span> contours3]<office:annotation-end office:name="__Annotation__186_2849848800"/></text:p>
      <text:p text:style-name="P1"><office:annotation office:name="__Annotation__187_2849848800" loext:resolved="false"><dc:creator>pendaurulang </dc:creator><dc:date>2020-08-31T12:51:58.857304523</dc:date><loext:sender-initials>p</loext:sender-initials><text:p text:style-name="P6"><text:span text:style-name="T12">Pengenalan posisi objek setiap frame(bola,cyan,magenta,gawang)</text:span></text:p></office:annotation><text:span text:style-name="T1">try</text:span>:</text:p>
      <text:p text:style-name="P1">biggest_contour = <text:span text:style-name="T10">max</text:span>(contour_sizes, <text:span text:style-name="T3">key</text:span>=<text:span text:style-name="T4">lambda</text:span> <text:span text:style-name="T3">x</text:span>: x[<text:span text:style-name="T7">0</text:span>])[<text:span text:style-name="T7">1</text:span>]</text:p>
      <text:p text:style-name="P1">x,y,w,h = cv2.boundingRect(biggest_contour)</text:p>
      <text:p text:style-name="P1"><text:span text:style-name="T1">except</text:span> <text:span text:style-name="T11">ValueError</text:span>:</text:p>
      <text:p text:style-name="P1">biggest_contour = {}</text:p>
      <text:p text:style-name="P1">x=<text:span text:style-name="T7">9000</text:span></text:p>
      <text:p text:style-name="P1">y=w=h=<text:span text:style-name="T7">0</text:span></text:p>
      <text:p text:style-name="P1"><text:span text:style-name="T1">try</text:span>:</text:p>
      <text:p text:style-name="P1">biggest_contour1 = <text:span text:style-name="T10">max</text:span>(contour_sizes1, <text:span text:style-name="T3">key</text:span>=<text:span text:style-name="T4">lambda</text:span> <text:span text:style-name="T3">x</text:span>: x[<text:span text:style-name="T7">0</text:span>])[<text:span text:style-name="T7">1</text:span>]</text:p>
      <text:p text:style-name="P1">x1,y1,w1,h1 = cv2.boundingRect(biggest_contour1)</text:p>
      <text:p text:style-name="P1"><text:span text:style-name="T1">except</text:span> <text:span text:style-name="T11">ValueError</text:span>:</text:p>
      <text:p text:style-name="P1">biggest_contour1 = {}</text:p>
      <text:p text:style-name="P1">x1=<text:span text:style-name="T7">9000</text:span></text:p>
      <text:p text:style-name="P1">y1=w1=h1=<text:span text:style-name="T7">0</text:span></text:p>
      <text:p text:style-name="P1"><text:span text:style-name="T1">try</text:span>:</text:p>
      <text:p text:style-name="P1">biggest_contour2 = <text:span text:style-name="T10">max</text:span>(contour_sizes2, <text:span text:style-name="T3">key</text:span>=<text:span text:style-name="T4">lambda</text:span> <text:span text:style-name="T3">x</text:span>: x[<text:span text:style-name="T7">0</text:span>])[<text:span text:style-name="T7">1</text:span>]</text:p>
      <text:p text:style-name="P1">x2,y2,w2,h2 = cv2.boundingRect(biggest_contour2)</text:p>
      <text:p text:style-name="P1"><text:span text:style-name="T1">except</text:span> <text:span text:style-name="T11">ValueError</text:span>:</text:p>
      <text:p text:style-name="P1">biggest_contour2 = {}</text:p>
      <text:p text:style-name="P1">x2=<text:span text:style-name="T7">9000</text:span></text:p>
      <text:p text:style-name="P1">y2=w2=h2=<text:span text:style-name="T7">0</text:span></text:p>
      <text:p text:style-name="P1"><text:span text:style-name="T1">try</text:span>:</text:p>
      <text:p text:style-name="P1">biggest_contour3 = <text:span text:style-name="T10">max</text:span>(contour_sizes3, <text:span text:style-name="T3">key</text:span>=<text:span text:style-name="T4">lambda</text:span> <text:span text:style-name="T3">x</text:span>: x[<text:span text:style-name="T7">0</text:span>])[<text:span text:style-name="T7">1</text:span>]</text:p>
      <text:p text:style-name="P1">x3,y3,w3,h3 = cv2.boundingRect(biggest_contour3)</text:p>
      <text:p text:style-name="P3">#cv2.rectangle(frame,(x,y),(x+w,y+h),(0,255,0),2)</text:p>
      <text:p text:style-name="P3">#cv2.drawContours(frame, contours, -1, (0,255,0), 3) </text:p>
      <text:p text:style-name="P1"><text:span text:style-name="T1">except</text:span> <text:span text:style-name="T11">ValueError</text:span>:</text:p>
      <text:p text:style-name="P1">biggest_contour3 = {}</text:p>
      <text:p text:style-name="P1">x3=<text:span text:style-name="T7">9000</text:span></text:p>
      <text:p text:style-name="P1">y3=w3=h3=<text:span text:style-name="T7">0</text:span><office:annotation-end office:name="__Annotation__187_2849848800"/></text:p>
      <text:p text:style-name="P4"/>
      <text:p text:style-name="P1"><office:annotation office:name="__Annotation__284_2849848800" loext:resolved="false"><dc:creator>pendaurulang </dc:creator><dc:date>2020-08-31T12:54:51.108903163</dc:date><loext:sender-initials>p</loext:sender-initials><text:p text:style-name="P6"><text:span text:style-name="T12">Pemrosesan Nilai per frame</text:span></text:p></office:annotation><text:span text:style-name="T1">try</text:span>:</text:p>
      <text:p text:style-name="P1">o=x-(<text:span text:style-name="T7">320</text:span>-(x+w))</text:p>
      <text:p text:style-name="P1"><text:span text:style-name="T1">except</text:span> <text:span text:style-name="T11">NameError</text:span>:</text:p>
      <text:p text:style-name="P1">o=<text:span text:style-name="T7">1000</text:span></text:p>
      <text:p text:style-name="P1"><text:span text:style-name="T1">try</text:span>:</text:p>
      <text:p text:style-name="P1">c=x1-(<text:span text:style-name="T7">320</text:span>-(x1+w1))</text:p>
      <text:p text:style-name="P1"><text:span text:style-name="T1">except</text:span> <text:span text:style-name="T11">NameError</text:span>:</text:p>
      <text:p text:style-name="P1">c=<text:span text:style-name="T7">1000</text:span></text:p>
      <text:p text:style-name="P1"><text:span text:style-name="T1">try</text:span>:</text:p>
      <text:p text:style-name="P1">m=x2-(<text:span text:style-name="T7">320</text:span>-(x2+w2))</text:p>
      <text:p text:style-name="P1"><text:span text:style-name="T1">except</text:span> <text:span text:style-name="T11">NameError</text:span>:</text:p>
      <text:p text:style-name="P1">m=<text:span text:style-name="T7">1000</text:span></text:p>
      <text:p text:style-name="P1"><text:span text:style-name="T1">try</text:span>:</text:p>
      <text:p text:style-name="P1">gawang=x3-(<text:span text:style-name="T7">320</text:span>-(x3+w3))</text:p>
      <text:p text:style-name="P1"><text:span text:style-name="T1">except</text:span> <text:span text:style-name="T11">NameError</text:span>:</text:p>
      <text:p text:style-name="P1">gawang=<text:span text:style-name="T7">1000</text:span> <office:annotation-end office:name="__Annotation__284_2849848800"/></text:p>
      <text:p text:style-name="P4"/>
      <text:p text:style-name="P1"><office:annotation office:name="__Annotation__285_2849848800" loext:resolved="false"><dc:creator>pendaurulang </dc:creator><dc:date>2020-08-31T12:56:23.889235050</dc:date><loext:sender-initials>p</loext:sender-initials><text:p text:style-name="P6"><text:span text:style-name="T12">Pengiriman data serial ke arduino</text:span></text:p></office:annotation>usbcom.write(<text:span text:style-name="T11">str</text:span>(<text:span text:style-name="T9">'a'</text:span>).encode(<text:span text:style-name="T9">"utf-8"</text:span>))</text:p>
      <text:p text:style-name="P1">usbcom.write(<text:span text:style-name="T11">str</text:span>(o).encode(<text:span text:style-name="T9">"utf-8"</text:span>))</text:p>
      <text:p text:style-name="P1"><text:soft-page-break/>usbcom.write(<text:span text:style-name="T11">str</text:span>(<text:span text:style-name="T9">'b'</text:span>).encode(<text:span text:style-name="T9">"utf-8"</text:span>))</text:p>
      <text:p text:style-name="P1">usbcom.write(<text:span text:style-name="T11">str</text:span>(c).encode(<text:span text:style-name="T9">"utf-8"</text:span>))</text:p>
      <text:p text:style-name="P1">usbcom.write(<text:span text:style-name="T11">str</text:span>(<text:span text:style-name="T9">'c'</text:span>).encode(<text:span text:style-name="T9">"utf-8"</text:span>))</text:p>
      <text:p text:style-name="P1">usbcom.write(<text:span text:style-name="T11">str</text:span>(m).encode(<text:span text:style-name="T9">"utf-8"</text:span>))</text:p>
      <text:p text:style-name="P1">usbcom.write(<text:span text:style-name="T11">str</text:span>(<text:span text:style-name="T9">'d'</text:span>).encode(<text:span text:style-name="T9">"utf-8"</text:span>))</text:p>
      <text:p text:style-name="P1">usbcom.write(<text:span text:style-name="T11">str</text:span>(gawang).encode(<text:span text:style-name="T9">"utf-8"</text:span>))</text:p>
      <text:p text:style-name="P1">usbcom.write(<text:span text:style-name="T11">str</text:span>(<text:span text:style-name="T9">'f'</text:span>).encode(<text:span text:style-name="T9">"utf-8"</text:span>))</text:p>
      <text:p text:style-name="P1">usbcom.write(<text:span text:style-name="T11">str</text:span>(ch).encode(<text:span text:style-name="T9">"utf-8"</text:span>))<office:annotation-end office:name="__Annotation__285_2849848800"/></text:p>
      <text:p text:style-name="P1"><office:annotation office:name="__Annotation__286_2849848800" loext:resolved="false"><dc:creator>pendaurulang </dc:creator><dc:date>2020-08-31T12:56:45.841639391</dc:date><loext:sender-initials>p</loext:sender-initials><text:p text:style-name="P6"><text:span text:style-name="T12">Pendefinisian Warna</text:span></text:p></office:annotation><text:span text:style-name="T1">if</text:span> ch == <text:span text:style-name="T7">0</text:span>:</text:p>
      <text:p text:style-name="P1">wrn = <text:span text:style-name="T9">"cyan"</text:span></text:p>
      <text:p text:style-name="P1"><text:span text:style-name="T1">else</text:span>:</text:p>
      <text:p text:style-name="P1">wrn = <text:span text:style-name="T9">"magenta"</text:span><office:annotation-end office:name="__Annotation__286_2849848800"/></text:p>
      <text:p text:style-name="P1"><office:annotation office:name="__Annotation__287_2849848800" loext:resolved="false"><dc:creator>pendaurulang </dc:creator><dc:date>2020-08-31T12:57:46.753683018</dc:date><loext:sender-initials>p</loext:sender-initials><text:p text:style-name="P6"><text:span text:style-name="T12">Penampilan warna ke LCD</text:span></text:p></office:annotation>lcd.lcd_clear()</text:p>
      <text:p text:style-name="P1">lcd.lcd_display_string(<text:span text:style-name="T11">str</text:span>(wrn),<text:span text:style-name="T7">1</text:span>)<office:annotation-end office:name="__Annotation__287_2849848800"/></text:p>
      <text:p text:style-name="P1"><office:annotation office:name="__Annotation__288_2849848800" loext:resolved="false"><dc:creator>pendaurulang </dc:creator><dc:date>2020-08-31T12:58:33.517477423</dc:date><loext:sender-initials>p</loext:sender-initials><text:p text:style-name="P6"><text:span text:style-name="T12">Interupt key untuk close loop</text:span></text:p></office:annotation>k = cv2.waitKey(<text:span text:style-name="T7">5</text:span>) &amp; <text:span text:style-name="T4">0x</text:span><text:span text:style-name="T7">FF</text:span></text:p>
      <text:p text:style-name="P1"><text:span text:style-name="T1">if</text:span> k == <text:span text:style-name="T7">27</text:span>:</text:p>
      <text:p text:style-name="P2">break<office:annotation-end office:name="__Annotation__288_2849848800"/></text:p>
      <text:p text:style-name="P1"><office:annotation office:name="__Annotation__289_2849848800" loext:resolved="false"><dc:creator>pendaurulang </dc:creator><dc:date>2020-08-31T12:59:24.094781655</dc:date><loext:sender-initials>p</loext:sender-initials><text:p text:style-name="P6"><text:span text:style-name="T12">Penampilan FPS</text:span></text:p></office:annotation><text:span text:style-name="T10">print</text:span>(<text:span text:style-name="T9">'fps - '</text:span>, <text:span text:style-name="T7">1</text:span>/(time.time() - timeCheck))<office:annotation-end office:name="__Annotation__289_2849848800"/></text:p>
      <text:p text:style-name="P1"><office:annotation office:name="__Annotation__290_2849848800" loext:resolved="false"><dc:creator>pendaurulang </dc:creator><dc:date>2020-08-31T12:59:37.769732370</dc:date><loext:sender-initials>p</loext:sender-initials><text:p text:style-name="P6"><text:span text:style-name="T12">Penampilan variabel terkirim dan </text:span></text:p></office:annotation><text:span text:style-name="T10">print</text:span>(o,<text:span text:style-name="T9">' '</text:span>,c,<text:span text:style-name="T9">' '</text:span>,m,<text:span text:style-name="T9">' '</text:span>,gawang,<text:span text:style-name="T9">' '</text:span>,ch)<office:annotation-end office:name="__Annotation__290_2849848800"/></text:p>
      <text:p text:style-name="P4"/>
      <text:p text:style-name="P1"><office:annotation office:name="__Annotation__291_2849848800" loext:resolved="false"><dc:creator>pendaurulang </dc:creator><dc:date>2020-08-31T13:02:16.420231799</dc:date><loext:sender-initials>p</loext:sender-initials><text:p text:style-name="P6"><text:span text:style-name="T12">Close Kamera</text:span></text:p></office:annotation>cv2.destroyAllWindows()</text:p>
      <text:p text:style-name="P1">vidCapture.release()<office:annotation-end office:name="__Annotation__291_2849848800"/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HK" svg:font-family="'Noto Sans Mono CJK HK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HK" style:font-family-asian="'Noto Sans Mono CJK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ndaurulang </meta:initial-creator>
    <meta:creation-date>2020-08-31T11:48:31.963768861</meta:creation-date>
    <dc:date>2020-08-31T13:03:50.454323325</dc:date>
    <dc:creator>pendaurulang </dc:creator>
    <meta:editing-duration>PT1M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5" meta:paragraph-count="203" meta:word-count="708" meta:character-count="7237" meta:non-whitespace-character-count="6730"/>
  </office:meta>
</office:document-meta>
</file>